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1d74" officeooo:paragraph-rsid="000c1d74"/>
    </style:style>
    <style:style style:name="P2" style:family="paragraph" style:parent-style-name="Standard">
      <style:text-properties officeooo:rsid="000c1d74" officeooo:paragraph-rsid="000db869"/>
    </style:style>
    <style:style style:name="P3" style:family="paragraph" style:parent-style-name="Standard">
      <style:text-properties officeooo:rsid="000db869" officeooo:paragraph-rsid="000db869"/>
    </style:style>
    <style:style style:name="P4" style:family="paragraph" style:parent-style-name="Standard">
      <style:text-properties officeooo:rsid="000c1d74" officeooo:paragraph-rsid="000c1d74"/>
    </style:style>
    <style:style style:name="P5" style:family="paragraph" style:parent-style-name="Standard">
      <style:text-properties officeooo:rsid="000fc925" officeooo:paragraph-rsid="000fc925"/>
    </style:style>
    <style:style style:name="T1" style:family="text">
      <style:text-properties officeooo:rsid="000db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.js</text:p>
      <text:p text:style-name="P1"/>
      <text:p text:style-name="P1">(function(){</text:p>
      <text:p text:style-name="P1"><text:tab/>var $html = document.querySelector(‘html’);</text:p>
      <text:p text:style-name="P1"><text:tab/>var $btn = document.querySelector(‘.header-nav__hamburgger’);</text:p>
      <text:p text:style-name="P1"/>
      <text:p text:style-name="P2"><text:tab/>var ariaControl = $btn.getAttribute(‘aria-controle’);</text:p>
      <text:p text:style-name="P2"/>
      <text:p text:style-name="P2"><text:tab/><text:span text:style-name="T1">var$menu = document.querySelector(‘#’+ariaControl);</text:span></text:p>
      <text:p text:style-name="P3"><text:tab/>ou</text:p>
      <text:p text:style-name="P3"><text:tab/>var $menu = document.getElementById(ariaControl);</text:p>
      <text:p text:style-name="P1"/>
      <text:p text:style-name="P1"><text:tab/>$html.classList.remove(‘no-js’);</text:p>
      <text:p text:style-name="P1"><text:tab/>$html.classList.add(‘js’);</text:p>
      <text:p text:style-name="P1"/>
      <text:p text:style-name="P1"><text:tab/>$btn.addEventListener(‘click’, function(){</text:p>
      <text:p text:style-name="P1"><text:tab/><text:tab/>$html.classList.toggle(‘menu-opened’);</text:p>
      <text:p text:style-name="P2"/>
      <text:p text:style-name="P2"><text:tab/><text:span text:style-name="T1">var ariaExpanded = this.getAttribute(‘aria-expanded’) === “true”;</text:span></text:p>
      <text:p text:style-name="P2"/>
      <text:p text:style-name="P2"><text:tab/><text:span text:style-name="T1">$btn.setAttribute(‘aria-expanded’, !ariaExpanded);</text:span></text:p>
      <text:p text:style-name="P2"><text:tab/><text:span text:style-name="T1">$menu.setAttribute(‘aria-expanded’, !asriaExpanded);</text:span></text:p>
      <text:p text:style-name="P2"><text:tab/>})</text:p>
      <text:p text:style-name="P1"/>
      <text:p text:style-name="P1">})()</text:p>
      <text:p text:style-name="P1"/>
      <text:p text:style-name="P5">Métodos DOM</text:p>
      <text:p text:style-name="P5">.createElement()</text:p>
      <text:p text:style-name="P5">.createTextNode()</text:p>
      <text:p text:style-name="P5">.appendChild();</text:p>
      <text:p text:style-name="P5">.removeChild();</text:p>
      <text:p text:style-name="P5">.parentNode();</text:p>
      <text:p text:style-name="P5"/>
      <text:p text:style-name="P5">.textContent;</text:p>
      <text:p text:style-name="P5">.innerHTML;</text:p>
      <text:p text:style-name="P5">.value;</text:p>
      <text:p text:style-name="P5">.getAttribute();</text:p>
      <text:p text:style-name="P5">.setAttribut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58:38.175883343</meta:creation-date>
    <dc:date>2019-08-01T10:06:48.946034092</dc:date>
    <meta:editing-duration>PT16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51" meta:character-count="755" meta:non-whitespace-character-count="717"/>
  </office:meta>
</office:document-meta>
</file>